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966cm" fo:min-width="0.459cm"/>
    </style:style>
    <style:style style:name="gr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0.425cm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957cm" fo:min-width="9.04cm"/>
    </style:style>
    <style:style style:name="gr8" style:family="graphic" style:parent-style-name="standard">
      <style:graphic-properties draw:marker-end="Arrow" draw:fill="solid" draw:fill-color="#ff333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008cm" fo:min-width="1.656cm"/>
    </style:style>
    <style:style style:name="gr11" style:family="graphic" style:parent-style-name="standard">
      <style:graphic-properties draw:textarea-horizontal-align="justify" draw:textarea-vertical-align="middle" draw:auto-grow-height="false" fo:min-height="1.655cm" fo:min-width="4.961cm"/>
    </style:style>
    <style:style style:name="gr12" style:family="graphic" style:parent-style-name="standard">
      <style:graphic-properties draw:textarea-horizontal-align="justify" draw:textarea-vertical-align="middle" draw:auto-grow-height="false" fo:min-height="1.402cm" fo:min-width="1.21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655cm" fo:min-width="3.94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3.342cm"/>
    </style:style>
    <style:style style:name="gr17" style:family="graphic" style:parent-style-name="standard">
      <style:graphic-properties draw:textarea-horizontal-align="justify" draw:textarea-vertical-align="middle" draw:auto-grow-height="false" fo:min-height="1.277cm" fo:min-width="1.387cm"/>
    </style:style>
    <style:style style:name="gr18" style:family="graphic" style:parent-style-name="standard">
      <style:graphic-properties draw:textarea-horizontal-align="justify" draw:textarea-vertical-align="middle" draw:auto-grow-height="false" fo:min-height="0.766cm" fo:min-width="4.961cm"/>
    </style:style>
    <style:style style:name="gr19" style:family="graphic" style:parent-style-name="standard">
      <style:graphic-properties draw:textarea-horizontal-align="justify" draw:textarea-vertical-align="middle" draw:auto-grow-height="false" fo:min-height="1.028cm" fo:min-width="1.406cm"/>
    </style:style>
    <style:style style:name="gr20" style:family="graphic" style:parent-style-name="standard">
      <style:graphic-properties draw:textarea-horizontal-align="justify" draw:textarea-vertical-align="middle" draw:auto-grow-height="false" fo:min-height="0.893cm" fo:min-width="4.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4.938cm"/>
    </style:style>
    <style:style style:name="gr23" style:family="graphic" style:parent-style-name="standard">
      <style:graphic-properties draw:textarea-horizontal-align="justify" draw:textarea-vertical-align="middle" draw:auto-grow-height="false" fo:min-height="1.148cm" fo:min-width="1.10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solid" draw:fill-color="#ff3333"/>
      <style:paragraph-properties fo:text-align="center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4pt"/>
    </style:style>
    <style:style style:name="P8" style:family="paragraph">
      <loext:graphic-properties draw:fill="none" draw:fill-color="#ffffff"/>
      <style:text-properties fo:font-size="14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318cm" svg:height="2.413cm" svg:x="6.425cm" svg:y="1.25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5.806cm" svg:height="4.826cm" svg:x="5.699cm" svg:y="4.683cm">
          <text:p text:style-name="P1">Is Byte = <text:s/></text:p>
          <text:p text:style-name="P1">Enter [0x0D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5.679cm" svg:height="4.826cm" svg:x="13.99cm" svg:y="4.556cm">
          <text:p text:style-name="P1">WeHaveDataInFlag </text:p>
          <text:p text:style-name="P1">== Tru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0.925cm" svg:height="0.962cm" svg:x="11.886cm" svg:y="5.953cm">
          <draw:text-box>
            <text:p>Y</text:p>
          </draw:text-box>
        </draw:frame>
        <draw:connector draw:style-name="gr3" draw:text-style-name="P1" draw:layer="layout" svg:x1="11.505cm" svg:y1="7.096cm" svg:x2="13.99cm" svg:y2="6.969cm" draw:start-shape="id1" draw:start-glue-point="7" draw:end-shape="id2" draw:end-glue-point="5" svg:d="M11505 7096h1229v-127h1256" svg:viewBox="0 0 2486 128">
          <text:p/>
        </draw:connector>
        <draw:connector draw:style-name="gr3" draw:text-style-name="P1" draw:layer="layout" svg:x1="8.584cm" svg:y1="3.667cm" svg:x2="8.602cm" svg:y2="4.683cm" draw:start-shape="id3" draw:start-glue-point="8" draw:end-shape="id1" draw:end-glue-point="4" svg:d="M8584 3667v508h18v508" svg:viewBox="0 0 19 1017">
          <text:p/>
        </draw:connector>
        <draw:custom-shape draw:style-name="gr1" draw:text-style-name="P1" xml:id="id5" draw:id="id5" draw:layer="layout" svg:width="4.699cm" svg:height="1.905cm" svg:x="15.224cm" svg:y="20.431cm">
          <text:p text:style-name="P1">Reset Buffer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959cm" svg:height="0.962cm" svg:x="15.789cm" svg:y="9.636cm">
          <draw:text-box>
            <text:p>N</text:p>
          </draw:text-box>
        </draw:frame>
        <draw:custom-shape draw:style-name="gr1" draw:text-style-name="P1" xml:id="id12" draw:id="id12" draw:layer="layout" svg:width="4.318cm" svg:height="2.413cm" svg:x="10.525cm" svg:y="24.876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953cm" svg:height="4.826cm" svg:x="1.762cm" svg:y="9.001cm">
          <text:p text:style-name="P1">Is Byte ==</text:p>
          <text:p text:style-name="P1">Number </text:p>
          <text:p text:style-name="P1">or letter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5.699cm" svg:y1="7.096cm" svg:x2="4.239cm" svg:y2="9.001cm" draw:start-shape="id1" draw:start-glue-point="5" draw:end-shape="id4" draw:end-glue-point="4" svg:d="M5699 7096h-1460v1905" svg:viewBox="0 0 1461 1906">
          <text:p/>
        </draw:connector>
        <draw:frame draw:style-name="gr5" draw:text-style-name="P2" draw:layer="layout" svg:width="0.959cm" svg:height="1.216cm" svg:x="3.921cm" svg:y="6.207cm">
          <draw:text-box>
            <text:p>N</text:p>
          </draw:text-box>
        </draw:frame>
        <draw:connector draw:style-name="gr3" draw:text-style-name="P1" draw:layer="layout" svg:x1="16.83cm" svg:y1="9.382cm" svg:x2="15.224cm" svg:y2="21.383cm" draw:start-shape="id2" draw:start-glue-point="6" draw:end-shape="id5" draw:end-glue-point="3" svg:d="M16830 9382v5525h-2108v6476h502" svg:viewBox="0 0 2109 12002">
          <text:p/>
        </draw:connector>
        <draw:frame draw:style-name="gr6" draw:text-style-name="P2" draw:layer="layout" svg:width="0.925cm" svg:height="0.962cm" svg:x="19.125cm" svg:y="7.604cm">
          <draw:text-box>
            <text:p>Y</text:p>
          </draw:text-box>
        </draw:frame>
        <draw:connector draw:style-name="gr3" draw:text-style-name="P1" draw:layer="layout" draw:line-skew="2.731cm" svg:x1="6.715cm" svg:y1="11.414cm" svg:x2="15.224cm" svg:y2="21.383cm" draw:start-shape="id4" draw:start-glue-point="7" draw:end-shape="id5" draw:end-glue-point="3" svg:d="M6715 11414h6985v9969h1524" svg:viewBox="0 0 8510 9970">
          <text:p/>
        </draw:connector>
        <draw:connector draw:style-name="gr3" draw:text-style-name="P1" draw:layer="layout" svg:x1="19.669cm" svg:y1="6.969cm" svg:x2="17.827cm" svg:y2="15.605cm" draw:start-shape="id2" draw:start-glue-point="7" draw:end-shape="id6" draw:end-glue-point="0" svg:d="M19669 6969h501v5525h-2343v3111" svg:viewBox="0 0 2344 8637">
          <text:p/>
        </draw:connector>
        <draw:connector draw:style-name="gr3" draw:text-style-name="P1" draw:layer="layout" svg:x1="17.827cm" svg:y1="17.002cm" svg:x2="17.7cm" svg:y2="18.018cm" draw:start-shape="id6" draw:start-glue-point="2" draw:end-shape="id7" draw:end-glue-point="0" svg:d="M17827 17002v508h-127v508" svg:viewBox="0 0 128 1017">
          <text:p/>
        </draw:connector>
        <draw:connector draw:style-name="gr3" draw:text-style-name="P1" draw:layer="layout" svg:x1="17.7cm" svg:y1="19.415cm" svg:x2="17.573cm" svg:y2="20.431cm" draw:start-shape="id7" draw:start-glue-point="2" draw:end-shape="id5" draw:end-glue-point="0" svg:d="M17700 19415v508h-127v508" svg:viewBox="0 0 128 1017">
          <text:p/>
        </draw:connector>
        <draw:connector draw:style-name="gr3" draw:text-style-name="P1" draw:layer="layout" svg:x1="17.573cm" svg:y1="22.336cm" svg:x2="17.573cm" svg:y2="22.844cm" draw:start-shape="id5" draw:start-glue-point="2" draw:end-shape="id8" draw:end-glue-point="0" svg:d="M17573 22336v508" svg:viewBox="0 0 1 509">
          <text:p/>
        </draw:connector>
        <draw:frame draw:style-name="gr4" draw:text-style-name="P2" draw:layer="layout" svg:width="0.959cm" svg:height="0.962cm" svg:x="6.969cm" svg:y="10.144cm">
          <draw:text-box>
            <text:p>N</text:p>
          </draw:text-box>
        </draw:frame>
        <draw:custom-shape draw:style-name="gr1" draw:text-style-name="P1" xml:id="id9" draw:id="id9" draw:layer="layout" svg:width="4.953cm" svg:height="4.826cm" svg:x="1.762cm" svg:y="15.224cm">
          <text:p text:style-name="P1">Do we have </text:p>
          <text:p text:style-name="P1">Space in </text:p>
          <text:p text:style-name="P1">Memor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6.715cm" svg:y1="17.637cm" svg:x2="15.224cm" svg:y2="21.383cm" draw:start-shape="id9" draw:start-glue-point="7" draw:end-shape="id5" draw:end-glue-point="3" svg:d="M6715 17637h4254v3746h4255" svg:viewBox="0 0 8510 3747">
          <text:p/>
        </draw:connector>
        <draw:frame draw:style-name="gr4" draw:text-style-name="P2" draw:layer="layout" svg:width="0.959cm" svg:height="0.962cm" svg:x="6.899cm" svg:y="16.548cm">
          <draw:text-box>
            <text:p>N</text:p>
          </draw:text-box>
        </draw:frame>
        <draw:connector draw:style-name="gr3" draw:text-style-name="P1" draw:layer="layout" svg:x1="4.239cm" svg:y1="13.827cm" svg:x2="4.238cm" svg:y2="15.224cm" draw:start-shape="id4" draw:start-glue-point="6" draw:end-shape="id9" svg:d="M4239 13827v699h-1v698" svg:viewBox="0 0 2 1398">
          <text:p/>
        </draw:connector>
        <draw:custom-shape draw:style-name="gr1" draw:text-style-name="P1" xml:id="id11" draw:id="id11" draw:layer="layout" svg:width="4.699cm" svg:height="1.905cm" svg:x="1.889cm" svg:y="23.733cm">
          <text:p text:style-name="P1">Add Byte </text:p>
          <text:p text:style-name="P1">To Buff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239cm" svg:y1="20.05cm" svg:x2="4.238cm" svg:y2="20.939cm" draw:start-shape="id9" draw:start-glue-point="6" draw:end-shape="id10" draw:end-glue-point="0" svg:d="M4239 20050v445h-1v444" svg:viewBox="0 0 2 890">
          <text:p/>
        </draw:connector>
        <draw:connector draw:style-name="gr3" draw:text-style-name="P1" draw:layer="layout" svg:x1="4.238cm" svg:y1="25.638cm" svg:x2="10.525cm" svg:y2="26.083cm" draw:start-shape="id11" draw:start-glue-point="2" draw:end-shape="id12" draw:end-glue-point="6" svg:d="M4238 25638v500h4318v-55h1969" svg:viewBox="0 0 6288 501">
          <text:p/>
        </draw:connector>
        <draw:custom-shape draw:style-name="gr1" draw:text-style-name="P1" xml:id="id10" draw:id="id10" draw:layer="layout" svg:width="4.699cm" svg:height="1.905cm" svg:x="1.889cm" svg:y="20.939cm">
          <text:p text:style-name="P1">Set </text:p>
          <text:p text:style-name="P1">WeHaveDataInFla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238cm" svg:y1="22.844cm" svg:x2="4.238cm" svg:y2="23.733cm" draw:start-shape="id10" draw:start-glue-point="2" draw:end-shape="id11" draw:end-glue-point="0" svg:d="M4238 22844v889" svg:viewBox="0 0 1 890">
          <text:p/>
        </draw:connector>
        <draw:custom-shape draw:style-name="gr1" draw:text-style-name="P1" xml:id="id8" draw:id="id8" draw:layer="layout" svg:width="4.699cm" svg:height="1.905cm" svg:x="15.224cm" svg:y="22.844cm">
          <text:p text:style-name="P1">Reset </text:p>
          <text:p text:style-name="P1">WeHaveDataInFlag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544cm" svg:height="1.207cm" svg:x="11.795cm" svg:y="0.365cm">
          <draw:text-box>
            <text:p text:style-name="P1"><text:span text:style-name="T1">WeHaveDataInFlag : Keep track if we have any </text:span></text:p>
            <text:p text:style-name="P1"><text:span text:style-name="T1">data in the buffer to process</text:span></text:p>
          </draw:text-box>
        </draw:frame>
        <draw:connector draw:style-name="gr3" draw:text-style-name="P1" draw:layer="layout" svg:x1="17.573cm" svg:y1="24.749cm" svg:x2="14.843cm" svg:y2="26.083cm" draw:start-shape="id8" draw:start-glue-point="2" draw:end-shape="id12" draw:end-glue-point="10" svg:d="M17573 24749v1334h-2730" svg:viewBox="0 0 2731 1335">
          <text:p/>
        </draw:connector>
        <draw:custom-shape draw:style-name="gr8" draw:text-style-name="P4" xml:id="id6" draw:id="id6" draw:layer="layout" svg:width="4.699cm" svg:height="1.397cm" svg:x="15.478cm" svg:y="15.605cm">
          <text:p text:style-name="P1">Process Data </text:p>
          <text:p text:style-name="P1">in buffer</text:p>
          <draw:enhanced-geometry svg:viewBox="0 0 21600 21600" draw:path-stretchpoint-x="10800" draw:path-stretchpoint-y="10800" draw:text-areas="?f3 ?f4 ?f5 ?f6" draw:type="round-rectangle" draw:modifiers="9672.10300429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7" draw:id="id7" draw:layer="layout" svg:width="4.699cm" svg:height="1.397cm" svg:x="15.351cm" svg:y="18.018cm">
          <text:p text:style-name="P1">Run Command</text:p>
          <draw:enhanced-geometry svg:viewBox="0 0 21600 21600" draw:path-stretchpoint-x="10800" draw:path-stretchpoint-y="10800" draw:text-areas="?f3 ?f4 ?f5 ?f6" draw:type="round-rectangle" draw:modifiers="9672.10300429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9" draw:text-style-name="P2" draw:layer="layout" svg:width="6.835cm" svg:height="0.962cm" svg:x="8.081cm" svg:y="1.381cm">
          <draw:text-box>
            <text:p>Process Data in Buffer</text:p>
          </draw:text-box>
        </draw:frame>
        <draw:custom-shape draw:style-name="gr10" draw:text-style-name="P5" xml:id="id13" draw:id="id13" draw:layer="layout" svg:width="3.048cm" svg:height="1.778cm" svg:x="9.328cm" svg:y="2.651cm">
          <text:p text:style-name="P5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4" draw:id="id14" draw:layer="layout" svg:width="5.461cm" svg:height="1.905cm" svg:x="8.122cm" svg:y="6.08cm">
          <text:p text:style-name="P5">Parse Command</text:p>
          <draw:enhanced-geometry svg:viewBox="0 0 21600 21600" draw:type="rectangle" draw:enhanced-path="M 0 0 L 21600 0 21600 21600 0 21600 0 0 Z N"/>
        </draw:custom-shape>
        <draw:custom-shape draw:style-name="gr12" draw:text-style-name="P5" xml:id="id15" draw:id="id15" draw:layer="layout" svg:width="3.429cm" svg:height="3.302cm" svg:x="9.138cm" svg:y="8.493cm">
          <text:p text:style-name="P5">Valid </text:p>
          <text:p text:style-name="P5">comma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xml:id="id17" draw:id="id17" draw:layer="layout" svg:width="5.461cm" svg:height="1.905cm" svg:x="8.122cm" svg:y="13.7cm">
          <text:p text:style-name="P5">Parse Arguments</text:p>
          <text:p text:style-name="P5">Into some structure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10.852cm" svg:y1="4.429cm" svg:x2="10.852cm" svg:y2="6.08cm" draw:start-shape="id13" draw:start-glue-point="8" draw:end-shape="id14" svg:d="M10852 4429v1651" svg:viewBox="0 0 1 1652">
          <text:p/>
        </draw:connector>
        <draw:connector draw:style-name="gr13" draw:text-style-name="P6" draw:layer="layout" svg:x1="10.852cm" svg:y1="7.985cm" svg:x2="10.853cm" svg:y2="8.493cm" draw:start-shape="id14" draw:start-glue-point="2" draw:end-shape="id15" draw:end-glue-point="4" svg:d="M10852 7985v254h1v254" svg:viewBox="0 0 2 509">
          <text:p/>
        </draw:connector>
        <draw:connector draw:style-name="gr14" draw:text-style-name="P6" draw:layer="layout" svg:x1="9.138cm" svg:y1="10.144cm" svg:x2="7.604cm" svg:y2="10.134cm" draw:start-shape="id15" draw:start-glue-point="5" draw:end-shape="id16" draw:end-glue-point="1" svg:d="M9138 10144h-768v-10h-766" svg:viewBox="0 0 1535 11">
          <text:p text:style-name="P1">No</text:p>
          <text:p text:style-name="P1"/>
        </draw:connector>
        <draw:connector draw:style-name="gr14" draw:text-style-name="P6" draw:layer="layout" svg:x1="10.853cm" svg:y1="11.795cm" svg:x2="10.852cm" svg:y2="13.7cm" draw:start-shape="id15" draw:start-glue-point="6" draw:end-shape="id17" draw:end-glue-point="0" svg:d="M10853 11795v953h-1v952" svg:viewBox="0 0 2 1906">
          <text:p text:style-name="P1"><text:s text:c="7"/>Yes</text:p>
        </draw:connector>
        <draw:custom-shape draw:style-name="gr15" draw:text-style-name="P5" xml:id="id16" draw:id="id16" draw:layer="layout" svg:width="4.445cm" svg:height="1.905cm" svg:x="3.159cm" svg:y="9.182cm">
          <text:p text:style-name="P5">Return: </text:p>
          <text:p text:style-name="P5">E4 - </text:p>
          <text:p text:style-name="P5">Invalid Command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5.438cm" svg:height="2.471cm" svg:x="1.18cm" svg:y="1.254cm">
          <draw:text-box>
            <text:p text:style-name="P7">Brooke Hedrick</text:p>
            <text:p text:style-name="P7">Contextual Electronics</text:p>
            <text:p text:style-name="P7">EM39</text:p>
            <text:p text:style-name="P7">1.24.2016</text:p>
          </draw:text-box>
        </draw:frame>
      </draw:page>
      <draw:page draw:name="page3" draw:style-name="dp1" draw:master-page-name="Default">
        <draw:frame draw:style-name="gr16" draw:text-style-name="P2" draw:layer="layout" svg:width="5.691cm" svg:height="0.962cm" svg:x="6.866cm" svg:y="1.381cm">
          <draw:text-box>
            <text:p>Run Command</text:p>
          </draw:text-box>
        </draw:frame>
        <draw:custom-shape draw:style-name="gr17" draw:text-style-name="P5" xml:id="id26" draw:id="id26" draw:layer="layout" svg:width="2.667cm" svg:height="2.159cm" svg:x="7.003cm" svg:y="2.35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svg:x1="6.622cm" svg:y1="6.923cm" svg:x2="5.651cm" svg:y2="6.923cm" draw:start-shape="id18" draw:start-glue-point="5" draw:end-shape="id19" draw:end-glue-point="1" svg:d="M6622 6923h-971" svg:viewBox="0 0 972 1">
          <text:p text:style-name="P1">No</text:p>
          <text:p text:style-name="P1"/>
        </draw:connector>
        <draw:custom-shape draw:style-name="gr15" draw:text-style-name="P5" xml:id="id19" draw:id="id19" draw:layer="layout" svg:width="4.445cm" svg:height="1.905cm" svg:x="1.206cm" svg:y="5.971cm">
          <text:p text:style-name="P5">Return: </text:p>
          <text:p text:style-name="P5">E4 - </text:p>
          <text:p text:style-name="P5">Invalid Comma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8" draw:id="id18" draw:layer="layout" svg:width="3.429cm" svg:height="3.302cm" svg:x="6.622cm" svg:y="5.272cm">
          <text:p text:style-name="P5">Command</text:p>
          <text:p text:style-name="P5">S1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2" draw:text-style-name="P5" xml:id="id20" draw:id="id20" draw:layer="layout" svg:width="3.429cm" svg:height="3.302cm" svg:x="9.606cm" svg:y="18.089cm">
          <text:p text:style-name="P5">Argument</text:p>
          <text:p text:style-name="P5">i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8" draw:text-style-name="P5" xml:id="id21" draw:id="id21" draw:layer="layout" svg:width="5.461cm" svg:height="1.016cm" svg:x="13.289cm" svg:y="21.496cm">
          <text:p text:style-name="P5">LED Of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6" draw:layer="layout" svg:x1="11.321cm" svg:y1="21.391cm" svg:x2="13.289cm" svg:y2="22.004cm" draw:start-shape="id20" draw:start-glue-point="6" draw:end-shape="id21" draw:end-glue-point="3" svg:d="M11321 21391v613h1968" svg:viewBox="0 0 1969 614">
          <text:p text:style-name="P1">U0</text:p>
        </draw:connector>
        <draw:connector draw:style-name="gr14" draw:text-style-name="P6" draw:layer="layout" svg:x1="11.321cm" svg:y1="21.391cm" svg:x2="13.289cm" svg:y2="23.401cm" draw:start-shape="id20" draw:start-glue-point="6" draw:end-shape="id22" draw:end-glue-point="3" svg:d="M11321 21391v2010h1968" svg:viewBox="0 0 1969 2011">
          <text:p text:style-name="P1"/>
          <text:p text:style-name="P1"/>
          <text:p text:style-name="P1">U1</text:p>
        </draw:connector>
        <draw:custom-shape draw:style-name="gr18" draw:text-style-name="P5" xml:id="id22" draw:id="id22" draw:layer="layout" svg:width="5.461cm" svg:height="1.016cm" svg:x="13.289cm" svg:y="22.893cm">
          <text:p text:style-name="P5">LED O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23" draw:id="id23" draw:layer="layout" svg:width="5.461cm" svg:height="1.016cm" svg:x="13.289cm" svg:y="24.417cm">
          <text:p text:style-name="P5">No Ac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6" draw:layer="layout" svg:x1="11.321cm" svg:y1="21.391cm" svg:x2="13.289cm" svg:y2="24.925cm" draw:start-shape="id20" draw:start-glue-point="6" draw:end-shape="id23" draw:end-glue-point="3" svg:d="M11321 21391v3534h1968" svg:viewBox="0 0 1969 3535">
          <text:p text:style-name="P1"/>
          <text:p text:style-name="P1"/>
          <text:p text:style-name="P1"/>
          <text:p text:style-name="P1"/>
          <text:p text:style-name="P1">default</text:p>
        </draw:connector>
        <draw:custom-shape draw:style-name="gr19" draw:text-style-name="P5" xml:id="id24" draw:id="id24" draw:layer="layout" svg:width="3.81cm" svg:height="2.554cm" svg:x="6.431cm" svg:y="12.557cm">
          <text:p text:style-name="P5">Argument </text:p>
          <text:p text:style-name="P5">Starts with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0" draw:text-style-name="P5" xml:id="id25" draw:id="id25" draw:layer="layout" svg:width="5.08cm" svg:height="1.143cm" svg:x="10.633cm" svg:y="16.692cm">
          <text:p text:style-name="P1">Return &lt;cmd&gt; U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6" draw:layer="layout" svg:x1="8.336cm" svg:y1="15.111cm" svg:x2="10.633cm" svg:y2="17.263cm" draw:start-shape="id24" draw:start-glue-point="6" draw:end-shape="id25" draw:end-glue-point="3" svg:d="M8336 15111v2152h2297" svg:viewBox="0 0 2298 2153">
          <text:p text:style-name="P1"/>
          <text:p text:style-name="P1"/>
          <text:p text:style-name="P1">i</text:p>
        </draw:connector>
        <draw:frame draw:style-name="gr21" draw:text-style-name="P8" draw:layer="layout" svg:width="5.715cm" svg:height="1.916cm" svg:x="14.589cm" svg:y="1.381cm">
          <draw:text-box>
            <text:p text:style-name="P7">* Argument case does not matter</text:p>
            <text:p text:style-name="P7">* &lt;cmd&gt; = Command</text:p>
          </draw:text-box>
        </draw:frame>
        <draw:frame draw:style-name="gr22" draw:text-style-name="P8" draw:layer="layout" svg:width="5.438cm" svg:height="2.471cm" svg:x="1cm" svg:y="1.254cm">
          <draw:text-box>
            <text:p text:style-name="P7">Brooke Hedrick</text:p>
            <text:p text:style-name="P7">Contextual Electronics</text:p>
            <text:p text:style-name="P7">EM39</text:p>
            <text:p text:style-name="P7">1.24.2016</text:p>
          </draw:text-box>
        </draw:frame>
        <draw:connector draw:style-name="gr14" draw:text-style-name="P6" draw:layer="layout" svg:x1="8.336cm" svg:y1="15.111cm" svg:x2="9.606cm" svg:y2="19.74cm" draw:start-shape="id24" draw:start-glue-point="6" draw:end-shape="id20" draw:end-glue-point="5" svg:d="M8336 15111v4629h1270" svg:viewBox="0 0 1271 4630">
          <text:p text:style-name="P1"/>
          <text:p text:style-name="P1"/>
          <text:p text:style-name="P1"/>
          <text:p text:style-name="P1"/>
          <text:p text:style-name="P1"/>
          <text:p text:style-name="P1">u</text:p>
        </draw:connector>
        <draw:connector draw:style-name="gr13" draw:text-style-name="P6" draw:layer="layout" svg:x1="8.337cm" svg:y1="4.51cm" svg:x2="8.337cm" svg:y2="5.272cm" draw:start-shape="id26" draw:start-glue-point="8" draw:end-shape="id18" draw:end-glue-point="4" svg:d="M8337 4510v762" svg:viewBox="0 0 1 763">
          <text:p/>
        </draw:connector>
        <draw:custom-shape draw:style-name="gr18" draw:text-style-name="P5" xml:id="id27" draw:id="id27" draw:layer="layout" svg:width="5.461cm" svg:height="1.016cm" svg:x="5.604cm" svg:y="25.595cm">
          <text:p text:style-name="P1">Return &lt;cmd&gt; U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6" draw:layer="layout" svg:x1="18.75cm" svg:y1="22.004cm" svg:x2="11.065cm" svg:y2="26.103cm" draw:start-shape="id21" draw:start-glue-point="1" draw:end-shape="id27" draw:end-glue-point="1" svg:d="M18750 22004h500v4099h-8185" svg:viewBox="0 0 8186 4100">
          <text:p/>
        </draw:connector>
        <draw:connector draw:style-name="gr13" draw:text-style-name="P6" draw:layer="layout" svg:x1="18.75cm" svg:y1="23.401cm" svg:x2="11.065cm" svg:y2="26.103cm" draw:start-shape="id22" draw:start-glue-point="1" draw:end-shape="id27" svg:d="M18750 23401h500v2702h-8185" svg:viewBox="0 0 8186 2703">
          <text:p/>
        </draw:connector>
        <draw:connector draw:style-name="gr13" draw:text-style-name="P6" draw:layer="layout" svg:x1="18.75cm" svg:y1="24.925cm" svg:x2="11.065cm" svg:y2="26.103cm" draw:start-shape="id23" draw:start-glue-point="1" draw:end-shape="id27" draw:end-glue-point="1" svg:d="M18750 24925h500v1178h-8185" svg:viewBox="0 0 8186 1179">
          <text:p/>
        </draw:connector>
        <draw:custom-shape draw:style-name="gr23" draw:text-style-name="P5" xml:id="id28" draw:id="id28" draw:layer="layout" svg:width="3.205cm" svg:height="2.794cm" svg:x="6.734cm" svg:y="9.128cm">
          <text:p text:style-name="P5">Has </text:p>
          <text:p text:style-name="P5">Argument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4" draw:text-style-name="P6" draw:layer="layout" svg:x1="8.337cm" svg:y1="11.922cm" svg:x2="8.336cm" svg:y2="12.557cm" draw:start-shape="id28" draw:start-glue-point="6" draw:end-shape="id24" draw:end-glue-point="4" svg:d="M8337 11922v318h-1v317" svg:viewBox="0 0 2 636">
          <text:p text:style-name="P1"><text:s text:c="8"/>Yes</text:p>
        </draw:connector>
        <draw:custom-shape draw:style-name="gr18" draw:text-style-name="P5" xml:id="id29" draw:id="id29" draw:layer="layout" svg:width="5.461cm" svg:height="1.016cm" svg:x="13.192cm" svg:y="10.017cm">
          <text:p text:style-name="P5">Toggle L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30" draw:id="id30" draw:layer="layout" svg:width="5.461cm" svg:height="1.016cm" svg:x="13.192cm" svg:y="11.668cm">
          <text:p text:style-name="P1">Return &lt;cmd&gt; U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6" draw:layer="layout" svg:x1="8.337cm" svg:y1="8.574cm" svg:x2="8.337cm" svg:y2="9.128cm" draw:start-shape="id18" draw:start-glue-point="6" draw:end-shape="id28" draw:end-glue-point="4" svg:d="M8337 8574v554" svg:viewBox="0 0 1 555">
          <text:p text:style-name="P1"><text:s text:c="8"/>Yes</text:p>
        </draw:connector>
        <draw:connector draw:style-name="gr14" draw:text-style-name="P6" draw:layer="layout" svg:x1="9.939cm" svg:y1="10.525cm" svg:x2="13.192cm" svg:y2="10.525cm" draw:start-shape="id28" draw:start-glue-point="7" draw:end-shape="id29" draw:end-glue-point="3" svg:d="M9939 10525h3253" svg:viewBox="0 0 3254 1">
          <text:p text:style-name="P1">No</text:p>
          <text:p text:style-name="P1"/>
        </draw:connector>
        <draw:connector draw:style-name="gr13" draw:text-style-name="P6" draw:layer="layout" svg:x1="15.922cm" svg:y1="11.033cm" svg:x2="15.922cm" svg:y2="11.668cm" draw:start-shape="id29" draw:start-glue-point="2" draw:end-shape="id30" draw:end-glue-point="0" svg:d="M15922 11033v635" svg:viewBox="0 0 1 636">
          <text:p/>
        </draw:connector>
        <draw:custom-shape draw:style-name="gr20" draw:text-style-name="P5" xml:id="id31" draw:id="id31" draw:layer="layout" svg:width="5.08cm" svg:height="1.143cm" svg:x="10.663cm" svg:y="14.97cm">
          <text:p text:style-name="P5">Return E4 - </text:p>
          <text:p text:style-name="P5">Invalid Comman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6" draw:layer="layout" svg:x1="8.336cm" svg:y1="15.111cm" svg:x2="10.663cm" svg:y2="15.541cm" draw:start-shape="id24" draw:start-glue-point="6" draw:end-shape="id31" draw:end-glue-point="3" svg:d="M8336 15111v430h2327" svg:viewBox="0 0 2328 431">
          <text:p text:style-name="P1">default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9T12:58:16.212544053</meta:creation-date>
    <dc:date>2016-01-24T13:18:33.774000000</dc:date>
    <meta:editing-duration>PT59M51S</meta:editing-duration>
    <meta:editing-cycles>16</meta:editing-cycles>
    <meta:generator>LibreOffice/5.0.4.2$Windows_x86 LibreOffice_project/2b9802c1994aa0b7dc6079e128979269cf95bc78</meta:generator>
    <meta:document-statistic meta:object-count="77"/>
  </office:meta>
</office:document-meta>
</file>